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3.317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16.74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line-height="100%"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center" style:text-autospace="none" style:writing-mode="rl-tb"/>
    </style:style>
    <style:style style:name="P5" style:family="paragraph">
      <style:paragraph-properties fo:text-align="center" style:text-autospace="none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style:style style:name="T5" style:family="text">
      <style:text-properties style:use-window-font-color="true" loext:opacity="0%" style:font-name="Tahoma" fo:font-size="180pt" style:letter-kerning="true" style:font-name-asian="Liberation Sans1" style:font-size-asian="180pt" style:font-name-complex="Tahoma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3.728cm" svg:height="370.16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رن کو جاتے ہوئے سر جھکائے ہوئے</text:span><text:span text:style-name="T1"><text:line-break/></text:span><text:span text:style-name="T1">شہ نے رو کر کہا الوداع الوداع</text:span></text:p>
              </table:table-cell>
              <table:table-cell/>
              <table:table-cell>
                <text:p text:style-name="P2"><text:span text:style-name="T2">ran ko jaate huwe sar jhukaye hue</text:span><text:span text:style-name="T2"><text:line-break/></text:span><text:span text:style-name="T2">Sheh ne ro kar kaha alwida alwida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3">آیا وقتِ سفر اے بہن آج ہم</text:span><text:span text:style-name="T3"><text:line-break/></text:span><text:span text:style-name="T3">ہو رہے ہیں جدا الوداع الوداع</text:span></text:p>
              </table:table-cell>
              <table:table-cell/>
              <table:table-cell>
                <text:p text:style-name="P2"><text:span text:style-name="T2">aaya waqt-e-safar ay behan aaj ham <text:s text:c="3"/></text:span><text:span text:style-name="T2"><text:line-break/></text:span><text:span text:style-name="T2">ho rahe hain jud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4"><text:span text:style-name="T4">شاہ بڑھ کر بہن کے گلے لگ گئے</text:span><text:span text:style-name="T4"><text:line-break/></text:span><text:span text:style-name="T4">اور دُکھیا بہن سے یہ کہنے لگے</text:span><text:span text:style-name="T4"><text:line-break/></text:span><text:span text:style-name="T3">سے یہ کہنے لگے</text:span><text:span text:style-name="T3"><text:line-break/></text:span><text:span text:style-name="T3">میری مظلوم پیاسی مسافر بہن</text:span><text:span text:style-name="T3"><text:line-break/></text:span><text:span text:style-name="T3">تیرا حافظ خدا الوداع الوداع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5"><text:span text:style-name="T5">shah barh kar behan ke galay lag gaye <text:s text:c="3"/></text:span><text:span text:style-name="T5"><text:line-break/></text:span><text:span text:style-name="T5">aur dukhiya behan se ye kehne lage <text:s text:c="3"/></text:span><text:span text:style-name="T5"><text:line-break/></text:span><text:span text:style-name="T2">se ye kehne lage <text:s text:c="3"/></text:span><text:span text:style-name="T2"><text:line-break/></text:span><text:span text:style-name="T2">meri mazloom pyasi musafir behan <text:s text:c="3"/></text:span><text:span text:style-name="T2"><text:line-break/></text:span><text:span text:style-name="T2">tera haafiz khud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جس سے ڈرتی تھی تم وہ گھڑی آگئی</text:span><text:span text:style-name="T3"><text:line-break/></text:span><text:span text:style-name="T3">دیکھو چاروں طرف تیرگی چھاگئی</text:span><text:span text:style-name="T3"><text:line-break/></text:span><text:span text:style-name="T3">تیرگی چھاگئی</text:span><text:span text:style-name="T3"><text:line-break/></text:span><text:span text:style-name="T3">دشتِ پُر حَول میں شام ہونے کو ہے</text:span><text:span text:style-name="T3"><text:line-break/></text:span><text:span text:style-name="T3">لو مسافر چلا الوداع الوداع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jis se darti thi tum wo ghari aagayi <text:s text:c="3"/></text:span><text:span text:style-name="T2"><text:line-break/></text:span><text:span text:style-name="T2">dekho charon taraf teergi cha gayi <text:s text:c="3"/></text:span><text:span text:style-name="T2"><text:line-break/></text:span><text:span text:style-name="T2">teergi cha gayi <text:s text:c="3"/></text:span><text:span text:style-name="T2"><text:line-break/></text:span><text:span text:style-name="T2">dasht-e-pur-haul main sham hone ko hai</text:span><text:span text:style-name="T2"><text:line-break/></text:span><text:span text:style-name="T2">lo musafir chal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لیکے بالی سکینہ کو آغوش میں</text:span><text:span text:style-name="T3"><text:line-break/></text:span><text:span text:style-name="T3">ننھے ننھے سے ہاتھوں کے بوسے لئے</text:span><text:span text:style-name="T3"><text:line-break/></text:span><text:span text:style-name="T3">رو كے بوسے لئے</text:span><text:span text:style-name="T3"><text:line-break/></text:span><text:span text:style-name="T3">شہ نے حسرت سے بیٹی کو تکتے ہوئے</text:span><text:span text:style-name="T3"><text:line-break/></text:span><text:span text:style-name="T3">آہ بھر کر کہا الوداع الوداع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le ke bali sakina ko aaghosh mein <text:s text:c="3"/></text:span><text:span text:style-name="T2"><text:line-break/></text:span><text:span text:style-name="T2">nanhe nanhe se haathon ke bose liye <text:s text:c="3"/></text:span><text:span text:style-name="T2"><text:line-break/></text:span><text:span text:style-name="T2">ro ke bose liye <text:s text:c="3"/></text:span><text:span text:style-name="T2"><text:line-break/></text:span><text:span text:style-name="T2">sheh ne hasrat se beti ko takte huwe <text:s text:c="3"/></text:span><text:span text:style-name="T2"><text:line-break/></text:span><text:span text:style-name="T2">aah bhar kar kah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بولا بیمار بیٹے سے آقا میرا</text:span><text:span text:style-name="T3"><text:line-break/></text:span><text:span text:style-name="T3">اب نہ آےگا اے، بیٹا بابا تیرا</text:span><text:span text:style-name="T3"><text:line-break/></text:span><text:span text:style-name="T3">بیٹا بابا تیرا</text:span><text:span text:style-name="T3"><text:line-break/></text:span><text:span text:style-name="T3">موت کی آہٹیں تیز ہونے لگیں</text:span><text:span text:style-name="T3"><text:line-break/></text:span><text:span text:style-name="T3">آ رہی ہے صدا <text:s/>الوداع الوداع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bola bemaar bete se aaqa mera <text:s text:c="3"/></text:span><text:span text:style-name="T2"><text:line-break/></text:span><text:span text:style-name="T2">ab na aayega ay beta baba tera <text:s text:c="3"/></text:span><text:span text:style-name="T2"><text:line-break/></text:span><text:span text:style-name="T2">beta baba tera <text:s text:c="3"/></text:span><text:span text:style-name="T2"><text:line-break/></text:span><text:span text:style-name="T2">maut ki aahatein tez hone lagin <text:s text:c="3"/></text:span><text:span text:style-name="T2"><text:line-break/></text:span><text:span text:style-name="T2">aa rahi hai sad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آیا خیمے سے باہِر جو مولا میرا</text:span><text:span text:style-name="T3"><text:line-break/></text:span><text:span text:style-name="T3">بھائی بیٹا بھتیجا کوئی بھی نہ تھا</text:span><text:span text:style-name="T3"><text:line-break/></text:span><text:span text:style-name="T3">ہاے کوئی بھی نہ تھا</text:span><text:span text:style-name="T3"><text:line-break/></text:span><text:span text:style-name="T3">ایک حسرت سے چاروں طرف دیکھ کر</text:span><text:span text:style-name="T3"><text:line-break/></text:span><text:span text:style-name="T3">شہ نے خود ہی کہا الوداع الوداع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aaya khaime se baahir jo maula mera <text:s text:c="3"/></text:span><text:span text:style-name="T2"><text:line-break/></text:span><text:span text:style-name="T2">bhai beta bhatija koi bhi na tha <text:s text:c="3"/></text:span><text:span text:style-name="T2"><text:line-break/></text:span><text:span text:style-name="T2">haye koi bhi na tha <text:s text:c="3"/></text:span><text:span text:style-name="T2"><text:line-break/></text:span><text:span text:style-name="T2">aik hasrat se charon taraf dekh kar <text:s text:c="3"/></text:span><text:span text:style-name="T2"><text:line-break/></text:span><text:span text:style-name="T2">sheh ne khud hi kah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جب تڑپ کر کہا میرے شیروں اُٹھو</text:span><text:span text:style-name="T3"><text:line-break/></text:span><text:span text:style-name="T3">آؤ زینب کے بھائی کو رخصت کرو</text:span><text:span text:style-name="T3"><text:line-break/></text:span><text:span text:style-name="T3">ہاے رخصت کرو</text:span><text:span text:style-name="T3"><text:line-break/></text:span><text:span text:style-name="T3">ایک اک لاشِ بے سر سے آئی صدا</text:span><text:span text:style-name="T3"><text:line-break/></text:span><text:span text:style-name="T3">اے شہ کربلا الوداع الوداع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jab tarap kar kaha mere sheron utho <text:s text:c="3"/></text:span><text:span text:style-name="T2"><text:line-break/></text:span><text:span text:style-name="T2">aao zainab ke bhai ko rukhsat karo <text:s text:c="3"/></text:span><text:span text:style-name="T2"><text:line-break/></text:span><text:span text:style-name="T2">haye rukhsat karo <text:s text:c="3"/></text:span><text:span text:style-name="T2"><text:line-break/></text:span><text:span text:style-name="T2">aik ek laash-e-be-sar se aayi sada <text:s text:c="3"/></text:span><text:span text:style-name="T2"><text:line-break/></text:span><text:span text:style-name="T2">ay shah-e-karbal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ایسا ماتم کرو ایسا ماتم کرو</text:span><text:span text:style-name="T3"><text:line-break/></text:span><text:span text:style-name="T3">پاک بی بی کہيں مرحبا مرحبا</text:span><text:span text:style-name="T3"><text:line-break/></text:span><text:span text:style-name="T3">مرحبا مرحبا</text:span><text:span text:style-name="T3"><text:line-break/></text:span><text:span text:style-name="T3">خوں اگلتے ہوئے ایک اک زخم سے</text:span><text:span text:style-name="T3"><text:line-break/></text:span><text:span text:style-name="T3">آج آے صدا الوداع الوداع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aisa matam karo aisa matam karo <text:s text:c="3"/></text:span><text:span text:style-name="T2"><text:line-break/></text:span><text:span text:style-name="T2">paak bibi kahain marhaba marhaba <text:s text:c="3"/></text:span><text:span text:style-name="T2"><text:line-break/></text:span><text:span text:style-name="T2">marhaba marhaba <text:s text:c="3"/></text:span><text:span text:style-name="T2"><text:line-break/></text:span><text:span text:style-name="T2">khoon ugalte huwe aik ek zakhm se <text:s text:c="3"/></text:span><text:span text:style-name="T2"><text:line-break/></text:span><text:span text:style-name="T2">aaj aaye sada alwida alwid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83.73cm" fo:page-height="37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0:10:09.962344200</dc:date>
    <meta:editing-duration>PT1H6M51S</meta:editing-duration>
    <meta:editing-cycles>20</meta:editing-cycles>
    <meta:generator>LibreOffice/25.2.4.3$Windows_X86_64 LibreOffice_project/33e196637044ead23f5c3226cde09b47731f7e27</meta:generator>
    <meta:document-statistic meta:object-count="1"/>
  </office:meta>
</office:document-meta>
</file>